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k_mea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Yıl</text:p>
          </table:table-cell>
          <table:table-cell office:value-type="string" table:style-name="ce1">
            <text:p>Yaş</text:p>
          </table:table-cell>
          <table:table-cell office:value-type="string" table:style-name="ce1">
            <text:p>Kişi başına gayri safi yurt içi hasılat ($)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Cluster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127" table:style-name="ce1">
            <text:p>11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4294" table:style-name="ce1">
            <text:p>542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50356" table:style-name="ce1">
            <text:p>503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1299" table:style-name="ce1">
            <text:p>12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6609" table:style-name="ce1">
            <text:p>266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4592" table:style-name="ce1">
            <text:p>245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4362" table:style-name="ce1">
            <text:p>143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25227" table:style-name="ce1">
            <text:p>252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26671" table:style-name="ce1">
            <text:p>266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1">
            <text:p>3</text:p>
          </table:table-cell>
          <table:table-cell office:value-type="float" office:value="19505" table:style-name="ce1">
            <text:p>195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68447" table:style-name="ce1">
            <text:p>684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34" table:style-name="ce1">
            <text:p>7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552" table:style-name="ce1">
            <text:p>15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3667" table:style-name="ce1">
            <text:p>436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43570" table:style-name="ce1">
            <text:p>435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0179" table:style-name="ce1">
            <text:p>101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0957" table:style-name="ce1">
            <text:p>109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office:value-type="float" office:value="30785" table:style-name="ce1">
            <text:p>307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3761" table:style-name="ce1">
            <text:p>137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59489" table:style-name="ce1">
            <text:p>594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30536" table:style-name="ce1">
            <text:p>305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3002" table:style-name="ce1">
            <text:p>230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3227" table:style-name="ce1">
            <text:p>232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292" table:style-name="ce1">
            <text:p>32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7028" table:style-name="ce1">
            <text:p>70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2584" table:style-name="ce1">
            <text:p>125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44320" table:style-name="ce1">
            <text:p>443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95351" table:style-name="ce1">
            <text:p>953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9974" table:style-name="ce1">
            <text:p>99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14444" table:style-name="ce1">
            <text:p>144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22132" table:style-name="ce1">
            <text:p>221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25750" table:style-name="ce1">
            <text:p>257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8310" table:style-name="ce1">
            <text:p>183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2793" table:style-name="ce1">
            <text:p>327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9013" table:style-name="ce1">
            <text:p>390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90797" table:style-name="ce1">
            <text:p>907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109804" table:style-name="ce1">
            <text:p>1098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0098" table:style-name="ce1">
            <text:p>100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3180" table:style-name="ce1">
            <text:p>131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3673" table:style-name="ce1">
            <text:p>236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973" table:style-name="ce1">
            <text:p>19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406" table:style-name="ce1">
            <text:p>14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15568" table:style-name="ce1">
            <text:p>155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6919" table:style-name="ce1">
            <text:p>69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10250" table:style-name="ce1">
            <text:p>102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37848" table:style-name="ce1">
            <text:p>378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2839" table:style-name="ce1">
            <text:p>328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4831" table:style-name="ce1">
            <text:p>448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5352" table:style-name="ce1">
            <text:p>553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50639" table:style-name="ce1">
            <text:p>506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349" table:style-name="ce1">
            <text:p>13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4104" table:style-name="ce1">
            <text:p>41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3299" table:style-name="ce1">
            <text:p>32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1323" table:style-name="ce1">
            <text:p>113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13996" table:style-name="ce1">
            <text:p>139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0411" table:style-name="ce1">
            <text:p>204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42486" table:style-name="ce1">
            <text:p>424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3576" table:style-name="ce1">
            <text:p>535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44585" table:style-name="ce1">
            <text:p>445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672" table:style-name="ce1">
            <text:p>46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3020" table:style-name="ce1">
            <text:p>23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8972" table:style-name="ce1">
            <text:p>289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541" table:style-name="ce1">
            <text:p>15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8477" table:style-name="ce1">
            <text:p>84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6969" table:style-name="ce1">
            <text:p>2696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49489" table:style-name="ce1">
            <text:p>494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2044" table:style-name="ce1">
            <text:p>20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413" table:style-name="ce1">
            <text:p>24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270" table:style-name="ce1">
            <text:p>12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5546" table:style-name="ce1">
            <text:p>554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5571" table:style-name="ce1">
            <text:p>55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8202" table:style-name="ce1">
            <text:p>820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4872" table:style-name="ce1">
            <text:p>148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8600" table:style-name="ce1">
            <text:p>286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2477" table:style-name="ce1">
            <text:p>324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5598" table:style-name="ce1">
            <text:p>655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6040" table:style-name="ce1">
            <text:p>60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3756" table:style-name="ce1">
            <text:p>137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23414" table:style-name="ce1">
            <text:p>234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6540" table:style-name="ce1">
            <text:p>165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886" table:style-name="ce1">
            <text:p>148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17188" table:style-name="ce1">
            <text:p>171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8340" table:style-name="ce1">
            <text:p>283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8329" table:style-name="ce1">
            <text:p>83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1935" table:style-name="ce1">
            <text:p>419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5669" table:style-name="ce1">
            <text:p>1566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4654" table:style-name="ce1">
            <text:p>246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51841" table:style-name="ce1">
            <text:p>518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5916" table:style-name="ce1">
            <text:p>159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6648" table:style-name="ce1">
            <text:p>166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54418" table:style-name="ce1">
            <text:p>544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41281" table:style-name="ce1">
            <text:p>412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23673" table:style-name="ce1">
            <text:p>236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8727" table:style-name="ce1">
            <text:p>87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16756" table:style-name="ce1">
            <text:p>167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2701" table:style-name="ce1">
            <text:p>227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2839" table:style-name="ce1">
            <text:p>328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5731" table:style-name="ce1">
            <text:p>257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2246" table:style-name="ce1">
            <text:p>3224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59155" table:style-name="ce1">
            <text:p>591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773" table:style-name="ce1">
            <text:p>97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2671" table:style-name="ce1">
            <text:p>126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1698" table:style-name="ce1">
            <text:p>16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996" table:style-name="ce1">
            <text:p>9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1917" table:style-name="ce1">
            <text:p>19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418" table:style-name="ce1">
            <text:p>24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3141" table:style-name="ce1">
            <text:p>31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20411" table:style-name="ce1">
            <text:p>204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6289" table:style-name="ce1">
            <text:p>362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2310" table:style-name="ce1">
            <text:p>23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508" table:style-name="ce1">
            <text:p>5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718" table:style-name="ce1">
            <text:p>7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2137" table:style-name="ce1">
            <text:p>221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26389" table:style-name="ce1">
            <text:p>2638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3791" table:style-name="ce1">
            <text:p>3379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38164" table:style-name="ce1">
            <text:p>381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39412" table:style-name="ce1">
            <text:p>394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47059" table:style-name="ce1">
            <text:p>470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7283" table:style-name="ce1">
            <text:p>372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5171" table:style-name="ce1">
            <text:p>3517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459" table:style-name="ce1">
            <text:p>4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98" table:style-name="ce1">
            <text:p>3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814" table:style-name="ce1">
            <text:p>8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3867" table:style-name="ce1">
            <text:p>38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18557" table:style-name="ce1">
            <text:p>185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205" table:style-name="ce1">
            <text:p>12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91587" table:style-name="ce1">
            <text:p>915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9048" table:style-name="ce1">
            <text:p>290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912" table:style-name="ce1">
            <text:p>9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2203" table:style-name="ce1">
            <text:p>22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2531" table:style-name="ce1">
            <text:p>25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4461" table:style-name="ce1">
            <text:p>44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12671" table:style-name="ce1">
            <text:p>1267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612" table:style-name="ce1">
            <text:p>6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863" table:style-name="ce1">
            <text:p>8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1906" table:style-name="ce1">
            <text:p>19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4368" table:style-name="ce1">
            <text:p>43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6319" table:style-name="ce1">
            <text:p>63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708" table:style-name="ce1">
            <text:p>7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428" table:style-name="ce1">
            <text:p>4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11" table:style-name="ce1">
            <text:p>7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759" table:style-name="ce1">
            <text:p>75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17497" table:style-name="ce1">
            <text:p>1749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1921" table:style-name="ce1">
            <text:p>219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6263" table:style-name="ce1">
            <text:p>3626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39793" table:style-name="ce1">
            <text:p>3979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float" office:value="22137" table:style-name="ce1">
            <text:p>2213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0688" table:style-name="ce1">
            <text:p>3068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37408" table:style-name="ce1">
            <text:p>3740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1644" table:style-name="ce1">
            <text:p>164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351" table:style-name="ce1">
            <text:p>1435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528" table:style-name="ce1">
            <text:p>5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435" table:style-name="ce1">
            <text:p>43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359" table:style-name="ce1">
            <text:p>35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33" table:style-name="ce1">
            <text:p>53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22328" table:style-name="ce1">
            <text:p>223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158" table:style-name="ce1">
            <text:p>115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11307" table:style-name="ce1">
            <text:p>1130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1307" table:style-name="ce1">
            <text:p>1130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12514" table:style-name="ce1">
            <text:p>125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31783" table:style-name="ce1">
            <text:p>3178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office:value-type="float" office:value="43318" table:style-name="ce1">
            <text:p>433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3318" table:style-name="ce1">
            <text:p>433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912" table:style-name="ce1">
            <text:p>9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1">
            <text:p>3</text:p>
          </table:table-cell>
          <table:table-cell office:value-type="float" office:value="11961" table:style-name="ce1">
            <text:p>1196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office:value-type="float" office:value="863" table:style-name="ce1">
            <text:p>86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7498" table:style-name="ce1">
            <text:p>749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13" table:style-name="ce1">
            <text:p>5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516" table:style-name="ce1">
            <text:p>5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8546" table:style-name="ce1">
            <text:p>854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9843" table:style-name="ce1">
            <text:p>984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4161" table:style-name="ce1">
            <text:p>416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office:value-type="float" office:value="4289" table:style-name="ce1">
            <text:p>428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4841" table:style-name="ce1">
            <text:p>484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5448" table:style-name="ce1">
            <text:p>544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3984" table:style-name="ce1">
            <text:p>398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5165" table:style-name="ce1">
            <text:p>2516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728" table:style-name="ce1">
            <text:p>172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2303" table:style-name="ce1">
            <text:p>230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6744" table:style-name="ce1">
            <text:p>674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11653" table:style-name="ce1">
            <text:p>1165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845" table:style-name="ce1">
            <text:p>184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883" table:style-name="ce1">
            <text:p>288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2662" table:style-name="ce1">
            <text:p>266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613" table:style-name="ce1">
            <text:p>26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7885" table:style-name="ce1">
            <text:p>788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office:value-type="float" office:value="3070" table:style-name="ce1">
            <text:p>307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7517" table:style-name="ce1">
            <text:p>751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2443" table:style-name="ce1">
            <text:p>244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5997" table:style-name="ce1">
            <text:p>599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943" table:style-name="ce1">
            <text:p>194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1650" table:style-name="ce1">
            <text:p>165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5693" table:style-name="ce1">
            <text:p>569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7422" table:style-name="ce1">
            <text:p>74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2091" table:style-name="ce1">
            <text:p>209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607" table:style-name="ce1">
            <text:p>6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1090" table:style-name="ce1">
            <text:p>109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4738" table:style-name="ce1">
            <text:p>473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" table:style-name="ce1">
            <text:p>3</text:p>
          </table:table-cell>
          <table:table-cell office:value-type="float" office:value="14181" table:style-name="ce1">
            <text:p>1418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office:value-type="float" office:value="2599" table:style-name="ce1">
            <text:p>259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3619" table:style-name="ce1">
            <text:p>36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006" table:style-name="ce1">
            <text:p>500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5155" table:style-name="ce1">
            <text:p>515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3450" table:style-name="ce1">
            <text:p>345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4902" table:style-name="ce1">
            <text:p>490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office:value-type="float" office:value="5556" table:style-name="ce1">
            <text:p>555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966" table:style-name="ce1">
            <text:p>696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office:value-type="float" office:value="56520" table:style-name="ce1">
            <text:p>565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office:value-type="float" office:value="8232" table:style-name="ce1">
            <text:p>82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7900" table:style-name="ce1">
            <text:p>79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office:value-type="float" office:value="2840" table:style-name="ce1">
            <text:p>284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8540" table:style-name="ce1">
            <text:p>854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office:value-type="float" office:value="17760" table:style-name="ce1">
            <text:p>1776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office:value-type="float" office:value="17034" table:style-name="ce1">
            <text:p>1703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3278" table:style-name="ce1">
            <text:p>327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office:value-type="float" office:value="3531" table:style-name="ce1">
            <text:p>35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1898" table:style-name="ce1">
            <text:p>189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office:value-type="float" office:value="3516" table:style-name="ce1">
            <text:p>35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office:value-type="float" office:value="6403" table:style-name="ce1">
            <text:p>640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9283" table:style-name="ce1">
            <text:p>928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2389" table:style-name="ce1">
            <text:p>238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2651" table:style-name="ce1">
            <text:p>265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office:value-type="float" office:value="4850" table:style-name="ce1">
            <text:p>485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office:value-type="float" office:value="2472" table:style-name="ce1">
            <text:p>247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2940" table:style-name="ce1">
            <text:p>294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017" table:style-name="ce1">
            <text:p>401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office:value-type="float" office:value="3806" table:style-name="ce1">
            <text:p>380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float" office:value="3650" table:style-name="ce1">
            <text:p>365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office:value-type="float" office:value="8140" table:style-name="ce1">
            <text:p>814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office:value-type="float" office:value="1381" table:style-name="ce1">
            <text:p>138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office:value-type="float" office:value="2022" table:style-name="ce1">
            <text:p>20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6735" table:style-name="ce1">
            <text:p>673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7892" table:style-name="ce1">
            <text:p>789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office:value-type="float" office:value="8217" table:style-name="ce1">
            <text:p>821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10965" table:style-name="ce1">
            <text:p>1096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office:value-type="float" office:value="3443" table:style-name="ce1">
            <text:p>344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6876" table:style-name="ce1">
            <text:p>687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office:value-type="float" office:value="8155" table:style-name="ce1">
            <text:p>815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float" office:value="8576" table:style-name="ce1">
            <text:p>857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office:value-type="float" office:value="13328" table:style-name="ce1">
            <text:p>133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office:value-type="float" office:value="21264" table:style-name="ce1">
            <text:p>2126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office:value-type="float" office:value="5590" table:style-name="ce1">
            <text:p>559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office:value-type="float" office:value="1771" table:style-name="ce1">
            <text:p>177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office:value-type="float" office:value="4418" table:style-name="ce1">
            <text:p>441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5556" table:style-name="ce1">
            <text:p>555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office:value-type="float" office:value="6966" table:style-name="ce1">
            <text:p>696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1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office:value-type="float" office:value="43435" table:style-name="ce1">
            <text:p>4343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69301" table:style-name="ce1">
            <text:p>6930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float" office:value="30375" table:style-name="ce1">
            <text:p>3037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office:value-type="float" office:value="47423" table:style-name="ce1">
            <text:p>4742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0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office:value-type="float" office:value="51585" table:style-name="ce1">
            <text:p>5158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office:value-type="float" office:value="51989" table:style-name="ce1">
            <text:p>5198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office:value-type="float" office:value="53452" table:style-name="ce1">
            <text:p>5345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uster_2</text:p>
          </table:table-cell>
          <table:table-cell table:number-columns-repeated="16379"/>
        </table:table-row>
        <table:table-row table:number-rows-repeated="10483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Apache POI</meta:initial-creator>
    <dc:creator>mert</dc:creator>
    <meta:creation-date>2021-05-30T17:36:22Z</meta:creation-date>
    <dc:date>2021-05-31T20:33:00Z</dc:date>
  </office:meta>
</office:document-meta>
</file>